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udent_scores" table:style-name="ta1">
        <table:shapes>
          <draw:frame draw:z-index="0" draw:style-name="gr1" draw:text-style-name="P1" svg:width="15.999cm" svg:height="8.999cm" svg:x="2.866cm" svg:y="0.099cm">
            <draw:object draw:notify-on-update-of-ranges="student_scores.A1:student_scores.A1 student_scores.A2:student_scores.A12 student_scores.B1:student_scores.B1 student_scores.B2:student_scores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Scores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 style:data-style-name="N2" text:time-value="06:28:01.85514514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2-23T06:28:36.293269324</dc:date>
    <meta:editing-duration>PT34S</meta:editing-duration>
    <meta:editing-cycles>1</meta:editing-cycles>
    <meta:document-statistic meta:table-count="1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74cm" svg:y="4.201cm" style:legend-expansion="high" chart:style-name="ch2"/>
        <chart:plot-area chart:style-name="ch3" svg:x="0.32cm" svg:y="0.18cm" svg:width="13.534cm" svg:height="8.64cm">
          <chart:coordinate-region svg:x="1.145cm" svg:y="0.379cm" svg:width="12.516cm" svg:height="7.794cm"/>
          <chart:axis chart:dimension="x" chart:name="primary-x" chart:style-name="ch4" chartooo:axis-type="auto">
            <chart:categories table:cell-range-address="student_scores.A2:student_score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udent_scores.B2:student_scores.B12" chart:label-cell-address="student_scores.B1:student_scores.B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s</text:p>
                <draw:g>
                  <svg:desc>student_scores.B1:student_sco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5</text:p>
                <draw:g>
                  <svg:desc>student_scores.A2:student_scores.A12</svg:desc>
                </draw:g>
              </table:table-cell>
              <table:table-cell office:value-type="float" office:value="21">
                <text:p>21</text:p>
                <draw:g>
                  <svg:desc>student_scores.B2:student_scores.B12</svg:desc>
                </draw:g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.7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